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automatic-styles/>
  <office:body>
    <office:text>
      <text:p>Raffinamento dei Requisiti</text:p>
      <text:h text:outline-level="2">1. Raffinamento sui Clienti:</text:h>
      <text:p>1.1 Nome → valore stringa</text:p>
      <text:p>1.2 Email → valore stringa</text:p>
      <text:p>1.3 PrenotazioniEseguite → riferimento a oggetto Prenotazione (vedi requ. 3)</text:p>
      <text:h text:outline-level="2">2. Raffinamento sui Ristoranti:</text:h>
      <text:p>2.1 Nome → valore stringa</text:p>
      <text:p>2.2 PartitaIVA → valore alfanumerico secondo standard</text:p>
      <text:p>2.3 Indirizzo → valore stringa</text:p>
      <text:p>2.4 Città → valore stringa (vedi requ. 6)</text:p>
      <text:p>2.5 TipologieCucinaOfferte → lista di stringhe (vedi requ. 7)</text:p>
      <text:p>2.6 RistoratoreAssociato → riferimento a oggetto ResponsabileRistorante (vedi requ. 3)</text:p>
      <text:p>2.7 DataOraInizioPrenotazioni → valore DataOra secondo standard</text:p>
      <text:p>2.8 DataOraFinePrenotazioni → valore DataOra secondo standard</text:p>
      <text:h text:outline-level="2">3. Raffinamento sui ResponsabiliRistorante:</text:h>
      <text:p>3.1 Nome → valore stringa</text:p>
      <text:p>3.2 RistorantiAssociati → lista di oggetti Ristorante (vedi requ. 2)</text:p>
      <text:h text:outline-level="2">4. Raffinamento sulle Prenotazioni:</text:h>
      <text:p>4.1 DataPrenotazione → valore Data secondo standard</text:p>
      <text:p>4.2 OraPrenotazione → valore Ora secondo standard</text:p>
      <text:p>4.3 NumeroCommensali → valore intero &gt; 0</text:p>
      <text:p>4.4 StatoPrenotazione → valore enumerativo</text:p>
      <text:p>StatoPrenotazione = {</text:p>
      <text:p>pendente (istante creazione),</text:p>
      <text:p>rifiutata (istante rifiuto),</text:p>
      <text:p>confermata (istante conferma),</text:p>
      <text:p>completata (istante completamento),</text:p>
      <text:p>non_utilizzata,</text:p>
      <text:p>annullata (istante annullamento)</text:p>
      <text:p>}</text:p>
      <text:p>4.5 PromozioneApplicata → riferimento a oggetto Promozione (anche null) (vedi requ. 5)</text:p>
      <text:p>4.6 RistoranteAssociato → riferimento a oggetto Ristorante (vedi requ. 2)</text:p>
      <text:p>4.7 ClienteAssociato → riferimento a oggetto Cliente (vedi requ. 1)</text:p>
      <text:h text:outline-level="2">5. Raffinamento sulle Promozioni:</text:h>
      <text:p>5.1 PercentualeScontoPromozione → valore reale (0 &lt; x &lt; 1)</text:p>
      <text:p>5.2 FascePromozionali → lista di oggetti FasciaPromozionale (vedi 5.6)</text:p>
      <text:p>5.3 NumeroCopertiMassimoAlGiorno → valore intero (0 &lt; x ≤ 10)</text:p>
      <text:p>5.4 PeriodiValidità → lista di oggetti Periodo (almeno uno) (vedi requ. 8)</text:p>
      <text:p>5.5 RistoranteAssociato → riferimento a oggetto Ristorante (vedi requ. 2)</text:p>
      <text:p>5.6 UtilizzoPromozione → valore calcolabile (numero medio di clienti al giorno che hanno usato la promozione)</text:p>
      <text:h text:outline-level="2">5.6 Dettaglio sulle FascePromozionali:</text:h>
      <text:p>5.6.1 GiorniValiditàSettimana → lista giorni settimanali (es. Lunedì–Venerdì)</text:p>
      <text:p>5.6.2 OraInizio → valore Ora</text:p>
      <text:p>5.6.3 OraFine → valore Ora</text:p>
      <text:p>5.6.4 PercentualeSconto → valore reale (0 &lt; x &lt; 1)</text:p>
      <text:p>5.6.5 PeriodiValiditàFascia → lista di oggetti Periodo (vedi requ. 8)</text:p>
      <text:h text:outline-level="2">6. Raffinamento sulle Città:</text:h>
      <text:p>6.1 NomeCittà → valore stringa</text:p>
      <text:h text:outline-level="2">7. Raffinamento sulle Tipologie di Cucina:</text:h>
      <text:p>7.1 Nome → valore stringa</text:p>
      <text:h text:outline-level="2">8. Raffinamento sui Periodi:</text:h>
      <text:p>8.1 DataInizio → valore Data</text:p>
      <text:p>8.2 DataFine → valore Data</text:p>
      <text:p>8.3 OraInizio → valore Ora</text:p>
      <text:p>8.4 OraFine → valore Ora</text:p>
      <text:h text:outline-level="2">999. Use Case:</text:h>
      <text:p>999.0 Utente non registrato</text:p>
      <text:p>999.1 Il cliente</text:p>
      <text:p>999.2 Lo Staff di un ristorante</text:p>
      <text:p>999.3 Il ristoratore</text:p>
      <text:p>999.A L'utente non registrato deve esser in grado di registrarti come ristoratore, come cliente o come staff</text:p>
      <text:p>999.B Il ristoratore deve esser in grado di registrare i suoi Ristoranti</text:p>
      <text:p>999.C Il ristoratore deve esser in grado di aggiungere uno o più membri staff ai suoi ristoranti</text:p>
      <text:p>999.D Lo Staff deve poter cambiare l'insieme di tipologie di cucina del ristorante</text:p>
      <text:p>999.E Lo Staff deve poter confermare o rifiutare le prenotazioni</text:p>
      <text:p>999.F Lo Staff deve poter creare e modificare le promozioni</text:p>
      <text:p>999.G La possibilità per il cliente di fare prenotazioni presso un ristorante</text:p>
      <text:p>999.H I clienti devono essere in grado anche di annullare le loro promozioni</text:p>
      <text:p>999.I La possibilità per il cliente di aggiungere una o più promozioni alla sua prenotazione</text:p>
      <text:p>999.J Il ristoratore o lo staff deve essere in grado di cambiare lo stato di accettazione delle prenotazioni (v. req. 2.7. e 2.8.)</text:p>
      <text:p>999.K I ristoratori devono poter calcolare le statistiche di utilizzo delle loro promozioni</text:p>
      <text:p>999.L Data una città x, un insieme di tipologie di cucina C, un tasso di sconto minimo s ed una data d,</text:p>
      <text:p>i clienti devono poter trovare quali sono i ristoranti nella città x che offrono almeno una delle tipologie</text:p>
      <text:p>di cucina in C e prevedono promozioni con sconti di tasso almeno s nella data d ancora utilizzabili</text:p>
      <text:p>per il numero di coperti che sono interessati a prenotare.</text:p>
      <text:p>999.M Utilizzo della promozione (calcolabile) (il numero medio di clienti al giorno che ha utilizzato quella promozione in una prenotazione.)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meta>
    <meta:generator>ODFPY/1.4.1</meta:generator>
  </office:meta>
</office:document-meta>
</file>